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4.233cm" svg:height="4.939cm" svg:x="4.863cm" svg:y="12.218cm">
            <text:p/>
          </draw:rect>
          <draw:g>
            <draw:custom-shape draw:style-name="gr2" draw:text-style-name="P1" draw:layer="layout" svg:width="3.19cm" svg:height="3.074cm" svg:x="5.382cm" svg:y="12.723cm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2" draw:text-style-name="P1" draw:layer="layout" svg:width="3.19cm" svg:height="3.074cm" draw:transform="rotate (3.1415926535892) translate (8.577cm 16.65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1-22T16:19:09</meta:creation-date>
    <dc:date>2024-11-22T16:26:11</dc:date>
    <meta:editing-duration>PT7M2S</meta:editing-duration>
    <meta:editing-cycles>1</meta:editing-cycles>
    <meta:document-statistic meta:object-count="5"/>
    <meta:generator>OpenOffice/4.1.14$Unix OpenOffice.org_project/4114m1$Build-9811</meta:generator>
  </office:meta>
</office:document-meta>
</file>